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latino LT Std" svg:font-family="'Palatino LT Std'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67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6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5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552cm"/>
      <style:paragraph-properties style:writing-mode="lr-tb"/>
    </style:style>
    <style:style style:name="gr5" style:family="graphic" style:parent-style-name="standard">
      <style:graphic-properties draw:stroke="dash" draw:stroke-dash="Dash_20__28_Rounded_29_" svg:stroke-color="#000000" svg:stroke-linecap="round" draw:fill="none" draw:fill-color="#ffffff" draw:textarea-horizontal-align="left" draw:auto-grow-height="true" draw:auto-grow-width="true" fo:min-height="1.894cm" fo:min-width="4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4.3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4.222cm"/>
      <style:paragraph-properties style:writing-mode="lr-tb"/>
    </style:style>
    <style:style style:name="gr8" style:family="graphic" style:parent-style-name="objectwithoutfill">
      <style:graphic-properties draw:stroke="dash" draw:stroke-dash="Fine_20_Dashed" svg:stroke-width="0.035cm" svg:stroke-color="#bbbbbb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Dash_20__28_Rounded_29_" svg:stroke-width="0.035cm" svg:stroke-color="#bbbbbb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Line_20_Style_20_9" svg:stroke-width="0.035cm" svg:stroke-color="#bbbbbb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="solid" draw:fill-color="#aa3377" draw:textarea-horizontal-align="justify" draw:textarea-vertical-align="middle" draw:auto-grow-height="false" fo:min-height="0.003cm" fo:min-width="0cm" fo:wrap-option="wrap"/>
    </style:style>
    <style:style style:name="gr13" style:family="graphic" style:parent-style-name="standard">
      <style:graphic-properties draw:stroke="none" draw:fill="solid" draw:fill-color="#ee6677" draw:textarea-horizontal-align="justify" draw:textarea-vertical-align="middle" draw:auto-grow-height="false" fo:min-height="0.003cm" fo:min-width="0cm" fo:wrap-option="wrap"/>
    </style:style>
    <style:style style:name="gr14" style:family="graphic" style:parent-style-name="standard">
      <style:graphic-properties svg:stroke-width="0.035cm" svg:stroke-color="#555555" draw:marker-start-width="0.252cm" draw:marker-end-width="0.252cm" draw:fill="none" loext:fill-use-slide-background="false" draw:textarea-horizontal-align="justify" draw:textarea-vertical-align="middle" draw:auto-grow-height="false" fo:min-height="5.422cm" fo:min-width="5.172cm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28cm" svg:stroke-color="#555555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dash" draw:stroke-dash="Long_20_Dash" svg:stroke-width="0.053cm" svg:stroke-color="#bbbbbb" draw:marker-start-width="0.279cm" draw:marker-end-width="0.279cm" svg:stroke-linecap="butt" draw:fill="none" loext:fill-use-slide-background="false" draw:textarea-horizontal-align="justify" draw:textarea-vertical-align="middle" draw:auto-grow-height="false" fo:min-height="2.57cm" fo:min-width="4.32cm" fo:padding-top="0.151cm" fo:padding-bottom="0.151cm" fo:padding-left="0.276cm" fo:padding-right="0.276cm"/>
    </style:style>
    <style:style style:name="gr17" style:family="graphic" style:parent-style-name="standard">
      <style:graphic-properties draw:stroke="none" draw:fill="solid" draw:fill-color="#66ccee" draw:textarea-horizontal-align="justify" draw:textarea-vertical-align="middle" draw:auto-grow-height="false" fo:min-height="0.003cm" fo:min-width="0cm" fo:wrap-option="wrap"/>
    </style:style>
    <style:style style:name="gr18" style:family="graphic" style:parent-style-name="standard">
      <style:graphic-properties draw:stroke="none" draw:fill="solid" draw:fill-color="#4477aa" draw:textarea-horizontal-align="justify" draw:textarea-vertical-align="middle" draw:auto-grow-height="false" fo:min-height="0.003cm" fo:min-width="0cm" fo:wrap-option="wrap"/>
    </style:style>
    <style:style style:name="gr19" style:family="graphic" style:parent-style-name="standard">
      <style:graphic-properties draw:stroke="solid" draw:stroke-dash="Long_20_Dash" svg:stroke-width="0.035cm" svg:stroke-color="#555555" draw:marker-start-width="0.252cm" draw:marker-end-width="0.252cm" svg:stroke-linecap="butt" draw:fill="none" loext:fill-use-slide-background="false" draw:textarea-horizontal-align="justify" draw:textarea-vertical-align="middle" draw:auto-grow-height="false" fo:min-height="2.26cm" fo:min-width="4.01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2.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2.14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92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414cm"/>
      <style:paragraph-properties style:writing-mode="lr-tb"/>
    </style:style>
    <style:style style:name="gr24" style:family="graphic" style:parent-style-name="standard">
      <style:graphic-properties draw:stroke="dash" draw:stroke-dash="Long_20_Dash" svg:stroke-width="0.053cm" svg:stroke-color="#bbbbbb" draw:marker-start-width="0.279cm" draw:marker-end-width="0.279cm" svg:stroke-linecap="butt" draw:fill="none" loext:fill-use-slide-background="false" draw:textarea-horizontal-align="justify" draw:textarea-vertical-align="middle" draw:auto-grow-height="false" fo:min-height="2.242cm" fo:min-width="3.992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2.694cm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5.422cm" fo:min-width="5.172cm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draw:stroke="dash" draw:stroke-dash="Double_20_Dash" svg:stroke-width="0.053cm" svg:stroke-color="#bbbbbb" draw:marker-start-width="0.279cm" draw:marker-end-width="0.279cm" svg:stroke-linecap="butt" draw:fill="none" loext:fill-use-slide-background="false" draw:textarea-horizontal-align="justify" draw:textarea-vertical-align="middle" draw:auto-grow-height="false" fo:min-height="2.242cm" fo:min-width="3.992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bbbbbb" draw:marker-start="Arrowheads_20_3" draw:marker-start-width="0.279cm" draw:marker-end="" draw:marker-end-width="0.279cm" draw:fill="none" draw:textarea-vertical-align="middle" draw:auto-grow-height="false" fo:min-height="6.197cm" fo:min-width="0cm" fo:padding-top="0.151cm" fo:padding-bottom="0.151cm" fo:padding-left="0.276cm" fo:padding-right="0.276cm" fo:wrap-option="wrap"/>
    </style:style>
    <style:style style:name="gr30" style:family="graphic" style:parent-style-name="standard">
      <style:graphic-properties draw:stroke="none" draw:fill="solid" draw:fill-color="#aa3377" draw:textarea-horizontal-align="justify" draw:textarea-vertical-align="middle" draw:auto-grow-height="false" fo:min-height="0cm" fo:min-width="0cm" fo:wrap-option="wrap"/>
    </style:style>
    <style:style style:name="gr31" style:family="graphic" style:parent-style-name="standard">
      <style:graphic-properties svg:stroke-width="0.053cm" svg:stroke-color="#bbbbbb" draw:marker-start="Arrowheads_20_3" draw:marker-start-width="0.279cm" draw:marker-end="" draw:marker-end-width="0.279cm" draw:fill="none" draw:textarea-vertical-align="middle" draw:auto-grow-height="false" fo:min-height="6.173cm" fo:min-width="0cm" fo:padding-top="0.151cm" fo:padding-bottom="0.151cm" fo:padding-left="0.276cm" fo:padding-right="0.276cm" fo:wrap-option="wrap"/>
    </style:style>
    <style:style style:name="gr32" style:family="graphic" style:parent-style-name="standard">
      <style:graphic-properties draw:stroke="none" draw:fill="solid" draw:fill-color="#ee6677" draw:textarea-horizontal-align="justify" draw:textarea-vertical-align="middle" draw:auto-grow-height="false" fo:min-height="0cm" fo:min-width="0cm" fo:wrap-option="wrap"/>
    </style:style>
    <style:style style:name="gr33" style:family="graphic" style:parent-style-name="standard">
      <style:graphic-properties draw:stroke="none" draw:fill="solid" draw:fill-color="#4477aa" draw:textarea-horizontal-align="justify" draw:textarea-vertical-align="middle" draw:auto-grow-height="false" fo:min-height="0cm" fo:min-width="0cm" fo:wrap-option="wrap"/>
    </style:style>
    <style:style style:name="gr34" style:family="graphic" style:parent-style-name="standard">
      <style:graphic-properties draw:stroke="none" draw:fill="solid" draw:fill-color="#66ccee" draw:textarea-horizontal-align="justify" draw:textarea-vertical-align="middle" draw:auto-grow-height="false" fo:min-height="0cm" fo:min-width="0cm" fo:wrap-option="wrap"/>
    </style:style>
    <style:style style:name="gr3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36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/>
    </style:style>
    <style:style style:name="gr37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cm"/>
      <style:paragraph-properties style:writing-mode="lr-tb"/>
    </style:style>
    <style:style style:name="gr40" style:family="graphic" style:parent-style-name="objectwithoutfill">
      <style:graphic-properties svg:stroke-width="0.035cm" svg:stroke-color="#aa3377" draw:marker-start-width="0.252cm" draw:marker-end-width="0.252cm" svg:stroke-opacity="75%" draw:fill="none" draw:textarea-vertical-align="middle" fo:padding-top="0.142cm" fo:padding-bottom="0.142cm" fo:padding-left="0.267cm" fo:padding-right="0.267cm"/>
    </style:style>
    <style:style style:name="gr41" style:family="graphic" style:parent-style-name="objectwithoutfill">
      <style:graphic-properties svg:stroke-width="0.035cm" svg:stroke-color="#4477aa" draw:marker-start-width="0.252cm" draw:marker-end-width="0.252cm" svg:stroke-opacity="75%" draw:fill="none" draw:textarea-vertical-align="middle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weight="bold"/>
    </style:style>
    <style:style style:name="P2" style:family="paragraph">
      <loext:graphic-properties draw:fill="none" draw:fill-color="#ffffff"/>
      <style:paragraph-properties style:writing-mode="lr-tb"/>
      <style:text-properties fo:color="#4477aa" loext:opacity="100%" loext:color-lum-mod="100%" loext:color-lum-off="0%" fo:font-size="24pt" style:font-size-asian="24pt" style:font-size-complex="24pt"/>
    </style:style>
    <style:style style:name="P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aa3377"/>
      <style:paragraph-properties fo:text-align="center"/>
    </style:style>
    <style:style style:name="P7" style:family="paragraph">
      <loext:graphic-properties draw:fill="solid" draw:fill-color="#ee6677"/>
      <style:paragraph-properties fo:text-align="center"/>
    </style:style>
    <style:style style:name="P8" style:family="paragraph">
      <loext:graphic-properties draw:fill="solid" draw:fill-color="#66ccee"/>
      <style:paragraph-properties fo:text-align="center"/>
    </style:style>
    <style:style style:name="P9" style:family="paragraph">
      <loext:graphic-properties draw:fill="solid" draw:fill-color="#4477aa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paragraph-properties style:writing-mode="lr-tb"/>
      <style:text-properties fo:color="#555555" loext:opacity="100%" loext:color-lum-mod="100%" loext:color-lum-off="0%" fo:font-size="15pt" fo:font-style="italic" style:font-size-asian="15pt" style:font-style-asian="italic" style:font-size-complex="15pt" style:font-style-complex="italic"/>
    </style:style>
    <style:style style:name="P13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5pt" fo:font-style="italic" style:font-size-asian="15pt" style:font-style-asian="italic" style:font-size-complex="15pt" style:font-style-complex="italic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paragraph-properties fo:text-align="center"/>
      <style:text-properties fo:color="#aa3377" loext:opacity="100%"/>
    </style:style>
    <style:style style:name="P16" style:family="paragraph">
      <loext:graphic-properties draw:fill="none" draw:fill-color="#ffffff"/>
      <style:paragraph-properties fo:text-align="center"/>
      <style:text-properties fo:color="#aa3377" loext:opacity="100%" loext:color-lum-mod="100%" loext:color-lum-off="0%" style:font-name="Palatino LT Std"/>
    </style:style>
    <style:style style:name="P17" style:family="paragraph">
      <style:paragraph-properties fo:text-align="center"/>
      <style:text-properties fo:color="#4477aa" loext:opacity="100%"/>
    </style:style>
    <style:style style:name="P18" style:family="paragraph">
      <loext:graphic-properties draw:fill="none" draw:fill-color="#ffffff"/>
      <style:paragraph-properties fo:text-align="center"/>
      <style:text-properties fo:color="#4477aa" loext:opacity="100%" loext:color-lum-mod="100%" loext:color-lum-off="0%" style:font-name="Palatino LT Std"/>
    </style:style>
    <style:style style:name="P19" style:family="paragraph">
      <loext:graphic-properties draw:fill-color="#ffffff"/>
    </style:style>
    <style:style style:name="T1" style:family="text">
      <style:text-properties fo:font-size="24pt" fo:font-weight="bold" style:font-size-asian="24pt" style:font-size-complex="24pt"/>
    </style:style>
    <style:style style:name="T2" style:family="text">
      <style:text-properties fo:color="#4477aa" loext:opacity="100%" fo:font-size="16pt" style:font-size-asian="16pt" style:font-size-complex="16pt"/>
    </style:style>
    <style:style style:name="T3" style:family="text">
      <style:text-properties fo:color="#aa3377" loext:opacity="100%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loext:opacity="100%" fo:font-size="18pt" style:font-size-asian="18pt" style:font-size-complex="18pt"/>
    </style:style>
    <style:style style:name="T5" style:family="text">
      <style:text-properties fo:color="#555555" loext:opacity="100%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bbbbbb" loext:opacity="100%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4477aa" loext:opacity="100%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aa3377" loext:opacity="100%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555555" loext:opacity="100%" fo:font-size="15pt" fo:font-style="italic" style:font-size-asian="15pt" style:font-style-asian="italic" style:font-size-complex="15pt" style:font-style-complex="italic"/>
    </style:style>
    <style:style style:name="T11" style:family="text">
      <style:text-properties fo:color="#000000" loext:opacity="100%" fo:font-size="15pt" fo:font-style="italic" style:font-size-asian="15pt" style:font-style-asian="italic" style:font-size-complex="15pt" style:font-style-complex="italic"/>
    </style:style>
    <style:style style:name="T12" style:family="text">
      <style:text-properties style:font-name="Palatino LT St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171cm" svg:height="1.199cm" svg:x="14.447cm" svg:y="10.31cm">
          <draw:text-box>
            <text:p><text:span text:style-name="T1">O</text:span></text:p>
          </draw:text-box>
        </draw:frame>
        <draw:frame draw:style-name="gr2" draw:text-style-name="P1" draw:layer="layout" svg:width="1.112cm" svg:height="1.199cm" svg:x="19.62cm" svg:y="7.331cm">
          <draw:text-box>
            <text:p><text:span text:style-name="T1">A</text:span></text:p>
          </draw:text-box>
        </draw:frame>
        <draw:frame draw:style-name="gr3" draw:text-style-name="P1" draw:layer="layout" svg:width="1.069cm" svg:height="1.199cm" svg:x="9.474cm" svg:y="7.419cm">
          <draw:text-box>
            <text:p><text:span text:style-name="T1">B</text:span></text:p>
          </draw:text-box>
        </draw:frame>
        <draw:frame draw:style-name="gr4" draw:text-style-name="P1" draw:layer="layout" svg:width="1.052cm" svg:height="1.199cm" svg:x="14.421cm" svg:y="15.975cm">
          <draw:text-box>
            <text:p><text:span text:style-name="T1">C</text:span></text:p>
          </draw:text-box>
        </draw:frame>
        <draw:frame draw:style-name="gr5" draw:text-style-name="P2" draw:layer="layout" svg:width="4.541cm" svg:height="2.144cm" draw:transform="rotate (-1.0471975511966) translate (17.461cm 6.877cm)">
          <draw:text-box>
            <text:p><text:span text:style-name="T2">= clinical results</text:span></text:p>
            <text:p><text:span text:style-name="T3">≠ </text:span><text:span text:style-name="T3">auxiliary info</text:span></text:p>
            <text:p><text:span text:style-name="T2">= treat benefits</text:span></text:p>
          </draw:text-box>
        </draw:frame>
        <draw:frame draw:style-name="gr6" draw:text-style-name="P3" draw:layer="layout" svg:width="4.837cm" svg:height="2.144cm" svg:x="12.734cm" svg:y="12.653cm">
          <draw:text-box>
            <text:p><text:span text:style-name="T3">≠ </text:span><text:span text:style-name="T3">clinical results</text:span></text:p>
            <text:p><text:span text:style-name="T2">= auxiliary info</text:span></text:p>
            <text:p><text:span text:style-name="T2">= treat benefits</text:span></text:p>
          </draw:text-box>
        </draw:frame>
        <draw:frame draw:style-name="gr7" draw:text-style-name="P2" draw:layer="layout" svg:width="4.722cm" svg:height="2.144cm" draw:transform="rotate (1.0471975511966) translate (10.514cm 10.886cm)">
          <draw:text-box>
            <text:p><text:span text:style-name="T2">= clinical results</text:span></text:p>
            <text:p><text:span text:style-name="T2">= auxiliary info</text:span></text:p>
            <text:p><text:span text:style-name="T3">≠ </text:span><text:span text:style-name="T3">treat benefits</text:span></text:p>
          </draw:text-box>
        </draw:frame>
        <draw:line draw:style-name="gr8" draw:text-style-name="P4" draw:layer="layout" svg:x1="15.609cm" svg:y1="10.571cm" svg:x2="19.664cm" svg:y2="8.23cm">
          <text:p/>
        </draw:line>
        <draw:line draw:style-name="gr9" draw:text-style-name="P4" draw:layer="layout" svg:x1="14.464cm" svg:y1="10.572cm" svg:x2="10.409cm" svg:y2="8.231cm">
          <text:p/>
        </draw:line>
        <draw:line draw:style-name="gr9" draw:text-style-name="P4" draw:layer="layout" svg:x1="15.017cm" svg:y1="16.11cm" svg:x2="15.017cm" svg:y2="11.428cm">
          <text:p/>
        </draw:line>
        <draw:line draw:style-name="gr10" draw:text-style-name="P4" draw:layer="layout" svg:x1="17.114cm" svg:y1="3.423cm" svg:x2="20.516cm" svg:y2="3.423cm">
          <text:p/>
        </draw:lin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2" draw:text-style-name="P6" draw:layer="layout" svg:width="0.357cm" svg:height="0.357cm" svg:x="15.444cm" svg:y="4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16.145cm" svg:y="4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15.645cm" svg:y="4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18.045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6cm" svg:height="6cm" svg:x="13.916cm" svg:y="3.213cm">
          <text:p/>
          <draw:enhanced-geometry svg:viewBox="0 0 21600 21600" draw:path-stretchpoint-x="10800" draw:path-stretchpoint-y="10800" draw:text-areas="?f3 ?f4 ?f5 ?f6" draw:type="round-rectangle" draw:modifiers="1814.09765039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4" draw:layer="layout" svg:x1="16.916cm" svg:y1="3.221cm" svg:x2="16.916cm" svg:y2="9.221cm">
          <text:p/>
        </draw:line>
        <draw:line draw:style-name="gr15" draw:text-style-name="P4" draw:layer="layout" svg:x1="13.916cm" svg:y1="5.451cm" svg:x2="19.916cm" svg:y2="5.451cm">
          <text:p/>
        </draw:line>
        <draw:custom-shape draw:style-name="gr16" draw:text-style-name="P4" draw:layer="layout" svg:width="5cm" svg:height="3cm" svg:x="14.518cm" svg:y="3.766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18.252cm" svg:y="5.74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551cm" svg:y="5.9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051cm" svg:y="6.2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5.451cm" svg:y="6.1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742cm" svg:y="6.8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041cm" svg:y="7.0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541cm" svg:y="7.3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4.941cm" svg:y="7.2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942cm" svg:y="7.0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241cm" svg:y="7.2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741cm" svg:y="7.5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6.141cm" svg:y="7.4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922cm" svg:y="7.5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221cm" svg:y="7.7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721cm" svg:y="8.0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5.121cm" svg:y="7.9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9.102cm" svg:y="7.6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401cm" svg:y="7.8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901cm" svg:y="8.1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6.301cm" svg:y="8.0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142cm" svg:y="8.14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441cm" svg:y="8.3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941cm" svg:y="8.6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5.341cm" svg:y="8.5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045cm" svg:y="4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746cm" svg:y="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246cm" svg:y="4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11.646cm" svg:y="4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10.517cm" svg:y1="3.742cm" svg:x2="10.517cm" svg:y2="6.742cm">
          <text:p/>
        </draw:line>
        <draw:line draw:style-name="gr15" draw:text-style-name="P4" draw:layer="layout" svg:x1="8.117cm" svg:y1="5.452cm" svg:x2="13.117cm" svg:y2="5.452cm">
          <text:p/>
        </draw:line>
        <draw:custom-shape draw:style-name="gr19" draw:text-style-name="P4" draw:layer="layout" svg:width="5cm" svg:height="3cm" svg:x="8.119cm" svg:y="3.767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11.853cm" svg:y="5.7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152cm" svg:y="5.9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652cm" svg:y="6.2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9.052cm" svg:y="6.1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3.38cm" svg:height="1.835cm" svg:x="8.89cm" svg:y="2.146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0" draw:text-style-name="P11" draw:layer="layout" svg:width="3.38cm" svg:height="1.835cm" svg:x="15.261cm" svg:y="1.547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1" draw:text-style-name="P11" draw:layer="layout" svg:width="2.644cm" svg:height="1.835cm" draw:transform="rotate (1.5707963267949) translate (6.411cm 6.574cm)">
          <draw:text-box>
            <text:p text:style-name="P10"><text:span text:style-name="T4">disease</text:span></text:p>
            <text:p text:style-name="P10"><text:span text:style-name="T8">– </text:span><text:span text:style-name="T6">     </text:span><text:span text:style-name="T9">+</text:span></text:p>
          </draw:text-box>
        </draw:frame>
        <draw:frame draw:style-name="gr22" draw:text-style-name="P12" draw:layer="layout" svg:width="3.427cm" svg:height="0.848cm" svg:x="8.799cm" svg:y="6.888cm">
          <draw:text-box>
            <text:p><text:span text:style-name="T10">clinical trials</text:span></text:p>
          </draw:text-box>
        </draw:frame>
        <draw:frame draw:style-name="gr23" draw:text-style-name="P13" draw:layer="layout" svg:width="3.914cm" svg:height="0.848cm" svg:x="14.95cm" svg:y="9.328cm">
          <draw:text-box>
            <text:p><text:span text:style-name="T11">full population</text:span></text:p>
          </draw:text-box>
        </draw:frame>
        <draw:custom-shape draw:style-name="gr12" draw:text-style-name="P6" draw:layer="layout" svg:width="0.357cm" svg:height="0.357cm" svg:x="8.845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546cm" svg:y="1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046cm" svg:y="12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11.446cm" svg:y="12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6cm" svg:height="6cm" svg:x="7.317cm" svg:y="11.214cm">
          <text:p/>
          <draw:enhanced-geometry svg:viewBox="0 0 21600 21600" draw:path-stretchpoint-x="10800" draw:path-stretchpoint-y="10800" draw:text-areas="?f3 ?f4 ?f5 ?f6" draw:type="round-rectangle" draw:modifiers="1814.09765039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4" draw:layer="layout" svg:x1="10.317cm" svg:y1="11.222cm" svg:x2="10.317cm" svg:y2="17.222cm">
          <text:p/>
        </draw:line>
        <draw:line draw:style-name="gr15" draw:text-style-name="P4" draw:layer="layout" svg:x1="7.317cm" svg:y1="13.452cm" svg:x2="13.317cm" svg:y2="13.452cm">
          <text:p/>
        </draw:line>
        <draw:custom-shape draw:style-name="gr24" draw:text-style-name="P4" draw:layer="layout" svg:width="5cm" svg:height="3cm" svg:x="7.919cm" svg:y="11.767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11.653cm" svg:y="13.7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0.952cm" svg:y="13.9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452cm" svg:y="14.2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8.852cm" svg:y="14.1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143cm" svg:y="14.8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0.442cm" svg:y="15.0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0.942cm" svg:y="15.3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8.342cm" svg:y="15.2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2.343cm" svg:y="15.0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642cm" svg:y="15.2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2.142cm" svg:y="15.5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9.542cm" svg:y="15.4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323cm" svg:y="15.5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0.622cm" svg:y="15.7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122cm" svg:y="16.0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8.522cm" svg:y="15.9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2.503cm" svg:y="15.6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802cm" svg:y="15.8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2.302cm" svg:y="16.1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9.702cm" svg:y="16.0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543cm" svg:y="16.1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0.842cm" svg:y="16.3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342cm" svg:y="16.6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8.742cm" svg:y="16.5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3.38cm" svg:height="1.835cm" svg:x="8.662cm" svg:y="9.548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3" draw:text-style-name="P13" draw:layer="layout" svg:width="3.914cm" svg:height="0.848cm" svg:x="8.351cm" svg:y="17.329cm">
          <draw:text-box>
            <text:p><text:span text:style-name="T11">full population</text:span></text:p>
          </draw:text-box>
        </draw:frame>
        <draw:frame draw:style-name="gr25" draw:text-style-name="P11" draw:layer="layout" svg:width="3.194cm" svg:height="1.835cm" draw:transform="rotate (1.5707963267949) translate (5.612cm 15.304cm)">
          <draw:text-box>
            <text:p text:style-name="P10"><text:span text:style-name="T4">disease</text:span></text:p>
            <text:p text:style-name="P10"><text:span text:style-name="T8">– </text:span><text:span text:style-name="T6">         </text:span><text:span text:style-name="T9">+</text:span></text:p>
          </draw:text-box>
        </draw:frame>
        <draw:custom-shape draw:style-name="gr12" draw:text-style-name="P6" draw:layer="layout" svg:width="0.357cm" svg:height="0.357cm" svg:x="24.255cm" svg:y="5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24.956cm" svg:y="5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24.456cm" svg:y="5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26.856cm" svg:y="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25.727cm" svg:y1="4.743cm" svg:x2="25.727cm" svg:y2="7.743cm">
          <text:p/>
        </draw:line>
        <draw:line draw:style-name="gr15" draw:text-style-name="P4" draw:layer="layout" svg:x1="23.327cm" svg:y1="6.453cm" svg:x2="28.327cm" svg:y2="6.453cm">
          <text:p/>
        </draw:line>
        <draw:custom-shape draw:style-name="gr19" draw:text-style-name="P4" draw:layer="layout" svg:width="5cm" svg:height="3cm" svg:x="23.329cm" svg:y="4.768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27.063cm" svg:y="6.7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362cm" svg:y="6.9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862cm" svg:y="7.2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24.262cm" svg:y="7.1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3.38cm" svg:height="1.835cm" svg:x="24.1cm" svg:y="3.147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1" draw:text-style-name="P11" draw:layer="layout" svg:width="2.644cm" svg:height="1.835cm" draw:transform="rotate (1.5707963267949) translate (21.621cm 7.575cm)">
          <draw:text-box>
            <text:p text:style-name="P10"><text:span text:style-name="T4">disease</text:span></text:p>
            <text:p text:style-name="P10"><text:span text:style-name="T8">– </text:span><text:span text:style-name="T6">     </text:span><text:span text:style-name="T9">+</text:span></text:p>
          </draw:text-box>
        </draw:frame>
        <draw:frame draw:style-name="gr22" draw:text-style-name="P12" draw:layer="layout" svg:width="3.427cm" svg:height="0.848cm" svg:x="24.009cm" svg:y="7.889cm">
          <draw:text-box>
            <text:p><text:span text:style-name="T10">clinical trials</text:span></text:p>
          </draw:text-box>
        </draw:frame>
        <draw:custom-shape draw:style-name="gr12" draw:text-style-name="P6" draw:layer="layout" svg:width="0.357cm" svg:height="0.357cm" svg:x="24.255cm" svg:y="12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24.956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24.456cm" svg:y="12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26.856cm" svg:y="12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6cm" svg:height="6cm" svg:x="22.727cm" svg:y="11.215cm">
          <text:p/>
          <draw:enhanced-geometry svg:viewBox="0 0 21600 21600" draw:path-stretchpoint-x="10800" draw:path-stretchpoint-y="10800" draw:text-areas="?f3 ?f4 ?f5 ?f6" draw:type="round-rectangle" draw:modifiers="1814.09765039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4" draw:layer="layout" svg:x1="25.727cm" svg:y1="11.223cm" svg:x2="25.727cm" svg:y2="17.223cm">
          <text:p/>
        </draw:line>
        <draw:line draw:style-name="gr27" draw:text-style-name="P4" draw:layer="layout" svg:x1="22.727cm" svg:y1="13.453cm" svg:x2="28.727cm" svg:y2="13.453cm">
          <text:p/>
        </draw:line>
        <draw:custom-shape draw:style-name="gr28" draw:text-style-name="P4" draw:layer="layout" svg:width="5cm" svg:height="3cm" svg:x="23.329cm" svg:y="11.768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27.063cm" svg:y="13.7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362cm" svg:y="13.9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862cm" svg:y="14.2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24.262cm" svg:y="14.1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553cm" svg:y="14.8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5.852cm" svg:y="15.0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352cm" svg:y="15.3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23.752cm" svg:y="15.2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7.753cm" svg:y="15.0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7.052cm" svg:y="15.2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7.552cm" svg:y="15.5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24.952cm" svg:y="15.4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733cm" svg:y="15.5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032cm" svg:y="15.7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532cm" svg:y="16.0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23.932cm" svg:y="15.9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7.913cm" svg:y="15.6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7.212cm" svg:y="15.8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7.712cm" svg:y="16.1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25.112cm" svg:y="16.0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953cm" svg:y="16.1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252cm" svg:y="16.3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752cm" svg:y="16.6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24.152cm" svg:y="16.5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3.38cm" svg:height="1.835cm" svg:x="24.072cm" svg:y="9.549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3" draw:text-style-name="P13" draw:layer="layout" svg:width="3.914cm" svg:height="0.848cm" svg:x="23.761cm" svg:y="17.33cm">
          <draw:text-box>
            <text:p><text:span text:style-name="T11">full population</text:span></text:p>
          </draw:text-box>
        </draw:frame>
        <draw:frame draw:style-name="gr25" draw:text-style-name="P11" draw:layer="layout" svg:width="3.194cm" svg:height="1.835cm" draw:transform="rotate (1.5707963267949) translate (21.022cm 15.305cm)">
          <draw:text-box>
            <text:p text:style-name="P10"><text:span text:style-name="T4">disease</text:span></text:p>
            <text:p text:style-name="P10"><text:span text:style-name="T8">– </text:span><text:span text:style-name="T6">         </text:span><text:span text:style-name="T9">+</text:span></text:p>
          </draw:text-box>
        </draw:frame>
        <draw:custom-shape draw:style-name="gr29" draw:text-style-name="P4" draw:layer="layout" svg:width="0.588cm" svg:height="6.845cm" svg:x="28.474cm" svg:y="6.384cm">
          <text:p/>
          <draw:enhanced-geometry svg:viewBox="0 0 21600 21600" draw:glue-points="0 0 0 21600 21600 10800" draw:text-areas="0 ?f3 15150 ?f4" draw:type="right-bracket" draw:modifiers="1173.57735201601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2" draw:text-style-name="P6" draw:layer="layout" svg:width="0.357cm" svg:height="0.357cm" svg:x="15.444cm" svg:y="4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16.145cm" svg:y="4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15.645cm" svg:y="4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18.045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6cm" svg:height="6cm" svg:x="13.916cm" svg:y="3.213cm">
          <text:p/>
          <draw:enhanced-geometry svg:viewBox="0 0 21600 21600" draw:path-stretchpoint-x="10800" draw:path-stretchpoint-y="10800" draw:text-areas="?f3 ?f4 ?f5 ?f6" draw:type="round-rectangle" draw:modifiers="1814.09765039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4" draw:layer="layout" svg:x1="16.916cm" svg:y1="3.221cm" svg:x2="16.916cm" svg:y2="9.221cm">
          <text:p/>
        </draw:line>
        <draw:line draw:style-name="gr15" draw:text-style-name="P4" draw:layer="layout" svg:x1="13.916cm" svg:y1="5.451cm" svg:x2="19.916cm" svg:y2="5.451cm">
          <text:p/>
        </draw:line>
        <draw:custom-shape draw:style-name="gr24" draw:text-style-name="P4" draw:layer="layout" svg:width="5cm" svg:height="3cm" svg:x="14.518cm" svg:y="3.766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18.252cm" svg:y="5.74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551cm" svg:y="5.9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051cm" svg:y="6.2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5.451cm" svg:y="6.1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742cm" svg:y="6.8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041cm" svg:y="7.0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541cm" svg:y="7.3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4.941cm" svg:y="7.2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942cm" svg:y="7.0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241cm" svg:y="7.2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741cm" svg:y="7.5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6.141cm" svg:y="7.4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922cm" svg:y="7.5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221cm" svg:y="7.7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721cm" svg:y="8.0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5.121cm" svg:y="7.9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9.102cm" svg:y="7.6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401cm" svg:y="7.8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901cm" svg:y="8.1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6.301cm" svg:y="8.0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142cm" svg:y="8.14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441cm" svg:y="8.3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941cm" svg:y="8.6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5.341cm" svg:y="8.5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045cm" svg:y="4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746cm" svg:y="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246cm" svg:y="4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11.646cm" svg:y="4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10.517cm" svg:y1="3.742cm" svg:x2="10.517cm" svg:y2="6.742cm">
          <text:p/>
        </draw:line>
        <draw:line draw:style-name="gr15" draw:text-style-name="P4" draw:layer="layout" svg:x1="8.117cm" svg:y1="5.452cm" svg:x2="13.117cm" svg:y2="5.452cm">
          <text:p/>
        </draw:line>
        <draw:custom-shape draw:style-name="gr19" draw:text-style-name="P4" draw:layer="layout" svg:width="5cm" svg:height="3cm" svg:x="8.119cm" svg:y="3.767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11.853cm" svg:y="5.7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152cm" svg:y="5.9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652cm" svg:y="6.2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9.052cm" svg:y="6.1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3.38cm" svg:height="1.835cm" svg:x="8.89cm" svg:y="2.146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0" draw:text-style-name="P11" draw:layer="layout" svg:width="3.38cm" svg:height="1.835cm" svg:x="15.261cm" svg:y="1.547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1" draw:text-style-name="P11" draw:layer="layout" svg:width="2.644cm" svg:height="1.835cm" draw:transform="rotate (1.5707963267949) translate (6.411cm 6.574cm)">
          <draw:text-box>
            <text:p text:style-name="P10"><text:span text:style-name="T4">disease</text:span></text:p>
            <text:p text:style-name="P10"><text:span text:style-name="T8">– </text:span><text:span text:style-name="T6">     </text:span><text:span text:style-name="T9">+</text:span></text:p>
          </draw:text-box>
        </draw:frame>
        <draw:frame draw:style-name="gr22" draw:text-style-name="P12" draw:layer="layout" svg:width="3.427cm" svg:height="0.848cm" svg:x="8.799cm" svg:y="6.888cm">
          <draw:text-box>
            <text:p><text:span text:style-name="T10">clinical trials</text:span></text:p>
          </draw:text-box>
        </draw:frame>
        <draw:frame draw:style-name="gr23" draw:text-style-name="P13" draw:layer="layout" svg:width="3.914cm" svg:height="0.848cm" svg:x="14.95cm" svg:y="9.328cm">
          <draw:text-box>
            <text:p><text:span text:style-name="T11">full population</text:span></text:p>
          </draw:text-box>
        </draw:frame>
        <draw:custom-shape draw:style-name="gr12" draw:text-style-name="P6" draw:layer="layout" svg:width="0.357cm" svg:height="0.357cm" svg:x="8.845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546cm" svg:y="1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046cm" svg:y="12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11.446cm" svg:y="12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6cm" svg:height="6cm" svg:x="7.317cm" svg:y="11.214cm">
          <text:p/>
          <draw:enhanced-geometry svg:viewBox="0 0 21600 21600" draw:path-stretchpoint-x="10800" draw:path-stretchpoint-y="10800" draw:text-areas="?f3 ?f4 ?f5 ?f6" draw:type="round-rectangle" draw:modifiers="1814.09765039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4" draw:layer="layout" svg:x1="10.317cm" svg:y1="11.222cm" svg:x2="10.317cm" svg:y2="17.222cm">
          <text:p/>
        </draw:line>
        <draw:line draw:style-name="gr15" draw:text-style-name="P4" draw:layer="layout" svg:x1="7.317cm" svg:y1="13.452cm" svg:x2="13.317cm" svg:y2="13.452cm">
          <text:p/>
        </draw:line>
        <draw:custom-shape draw:style-name="gr24" draw:text-style-name="P4" draw:layer="layout" svg:width="5cm" svg:height="3cm" svg:x="7.919cm" svg:y="11.767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11.653cm" svg:y="13.7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0.952cm" svg:y="13.9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452cm" svg:y="14.2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8.852cm" svg:y="14.1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143cm" svg:y="14.8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0.442cm" svg:y="15.0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0.942cm" svg:y="15.3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8.342cm" svg:y="15.2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2.343cm" svg:y="15.0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642cm" svg:y="15.2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2.142cm" svg:y="15.5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9.542cm" svg:y="15.4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323cm" svg:y="15.5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0.622cm" svg:y="15.7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122cm" svg:y="16.0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8.522cm" svg:y="15.9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2.503cm" svg:y="15.6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802cm" svg:y="15.8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2.302cm" svg:y="16.1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9.702cm" svg:y="16.0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543cm" svg:y="16.1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0.842cm" svg:y="16.3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342cm" svg:y="16.6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8.742cm" svg:y="16.5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3.38cm" svg:height="1.835cm" svg:x="8.662cm" svg:y="9.548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3" draw:text-style-name="P13" draw:layer="layout" svg:width="3.914cm" svg:height="0.848cm" svg:x="8.351cm" svg:y="17.329cm">
          <draw:text-box>
            <text:p><text:span text:style-name="T11">full population</text:span></text:p>
          </draw:text-box>
        </draw:frame>
        <draw:frame draw:style-name="gr25" draw:text-style-name="P11" draw:layer="layout" svg:width="3.194cm" svg:height="1.835cm" draw:transform="rotate (1.5707963267949) translate (5.612cm 15.304cm)">
          <draw:text-box>
            <text:p text:style-name="P10"><text:span text:style-name="T4">disease</text:span></text:p>
            <text:p text:style-name="P10"><text:span text:style-name="T8">– </text:span><text:span text:style-name="T6">         </text:span><text:span text:style-name="T9">+</text:span></text:p>
          </draw:text-box>
        </draw:frame>
        <draw:custom-shape draw:style-name="gr30" draw:text-style-name="P6" draw:layer="layout" svg:width="0.3cm" svg:height="0.3cm" svg:x="24.255cm" svg:y="5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25.727cm" svg:y1="4.743cm" svg:x2="25.727cm" svg:y2="7.743cm">
          <text:p/>
        </draw:line>
        <draw:line draw:style-name="gr15" draw:text-style-name="P4" draw:layer="layout" svg:x1="23.327cm" svg:y1="6.453cm" svg:x2="28.327cm" svg:y2="6.453cm">
          <text:p/>
        </draw:line>
        <draw:custom-shape draw:style-name="gr19" draw:text-style-name="P4" draw:layer="layout" svg:width="5cm" svg:height="3cm" svg:x="23.329cm" svg:y="4.768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1" draw:layer="layout" svg:width="3.38cm" svg:height="1.835cm" svg:x="24.1cm" svg:y="3.147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1" draw:text-style-name="P11" draw:layer="layout" svg:width="2.644cm" svg:height="1.835cm" draw:transform="rotate (1.5707963267949) translate (21.621cm 7.575cm)">
          <draw:text-box>
            <text:p text:style-name="P10"><text:span text:style-name="T4">disease</text:span></text:p>
            <text:p text:style-name="P10"><text:span text:style-name="T8">– </text:span><text:span text:style-name="T6">     </text:span><text:span text:style-name="T9">+</text:span></text:p>
          </draw:text-box>
        </draw:frame>
        <draw:frame draw:style-name="gr22" draw:text-style-name="P12" draw:layer="layout" svg:width="3.427cm" svg:height="0.848cm" svg:x="24.009cm" svg:y="7.889cm">
          <draw:text-box>
            <text:p><text:span text:style-name="T10">clinical trials</text:span></text:p>
          </draw:text-box>
        </draw:frame>
        <draw:custom-shape draw:style-name="gr26" draw:text-style-name="P4" draw:layer="layout" svg:width="6cm" svg:height="6cm" svg:x="22.727cm" svg:y="11.215cm">
          <text:p/>
          <draw:enhanced-geometry svg:viewBox="0 0 21600 21600" draw:path-stretchpoint-x="10800" draw:path-stretchpoint-y="10800" draw:text-areas="?f3 ?f4 ?f5 ?f6" draw:type="round-rectangle" draw:modifiers="1814.09765039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4" draw:layer="layout" svg:x1="25.727cm" svg:y1="11.223cm" svg:x2="25.727cm" svg:y2="17.223cm">
          <text:p/>
        </draw:line>
        <draw:line draw:style-name="gr27" draw:text-style-name="P4" draw:layer="layout" svg:x1="22.727cm" svg:y1="13.453cm" svg:x2="28.727cm" svg:y2="13.453cm">
          <text:p/>
        </draw:line>
        <draw:custom-shape draw:style-name="gr28" draw:text-style-name="P4" draw:layer="layout" svg:width="5cm" svg:height="3cm" svg:x="23.329cm" svg:y="11.768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1" draw:layer="layout" svg:width="3.38cm" svg:height="1.835cm" svg:x="24.072cm" svg:y="9.549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3" draw:text-style-name="P13" draw:layer="layout" svg:width="3.914cm" svg:height="0.848cm" svg:x="23.761cm" svg:y="17.33cm">
          <draw:text-box>
            <text:p><text:span text:style-name="T11">full population</text:span></text:p>
          </draw:text-box>
        </draw:frame>
        <draw:frame draw:style-name="gr25" draw:text-style-name="P11" draw:layer="layout" svg:width="3.194cm" svg:height="1.835cm" draw:transform="rotate (1.5707963267949) translate (21.022cm 15.305cm)">
          <draw:text-box>
            <text:p text:style-name="P10"><text:span text:style-name="T4">disease</text:span></text:p>
            <text:p text:style-name="P10"><text:span text:style-name="T8">– </text:span><text:span text:style-name="T6">         </text:span><text:span text:style-name="T9">+</text:span></text:p>
          </draw:text-box>
        </draw:frame>
        <draw:custom-shape draw:style-name="gr31" draw:text-style-name="P4" draw:layer="layout" svg:width="0.588cm" svg:height="6.845cm" svg:x="28.474cm" svg:y="6.384cm">
          <text:p/>
          <draw:enhanced-geometry svg:viewBox="0 0 21600 21600" draw:glue-points="0 0 0 21600 21600 10800" draw:text-areas="0 ?f3 15150 ?f4" draw:type="right-bracket" draw:modifiers="1173.57735201601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30" draw:text-style-name="P6" draw:layer="layout" svg:width="0.3cm" svg:height="0.3cm" svg:x="24.656cm" svg:y="5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3cm" svg:height="0.3cm" svg:x="23.956cm" svg:y="5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3cm" svg:height="0.3cm" svg:x="24.256cm" svg:y="5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3cm" svg:height="0.3cm" svg:x="24.756cm" svg:y="5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0.3cm" svg:height="0.3cm" svg:x="26.956cm" svg:y="5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3cm" svg:height="0.3cm" svg:x="24.156cm" svg:y="6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3cm" svg:height="0.3cm" svg:x="24.756cm" svg:y="7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6.256cm" svg:y="7.21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7.156cm" svg:y="7.11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6.457cm" svg:y="6.91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6.857cm" svg:y="6.83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3cm" svg:height="0.3cm" svg:x="24.257cm" svg:y="12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3cm" svg:height="0.3cm" svg:x="24.658cm" svg:y="12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3cm" svg:height="0.3cm" svg:x="23.958cm" svg:y="12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3cm" svg:height="0.3cm" svg:x="24.258cm" svg:y="12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3cm" svg:height="0.3cm" svg:x="24.758cm" svg:y="12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0.3cm" svg:height="0.3cm" svg:x="26.958cm" svg:y="12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3cm" svg:height="0.3cm" svg:x="24.158cm" svg:y="13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3cm" svg:height="0.3cm" svg:x="24.758cm" svg:y="14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6.258cm" svg:y="14.2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7.158cm" svg:y="14.1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6.459cm" svg:y="13.9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6.859cm" svg:y="13.8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3cm" svg:height="0.3cm" svg:x="23.759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3cm" svg:height="0.3cm" svg:x="24.359cm" svg:y="15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5.859cm" svg:y="15.2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6.759cm" svg:y="15.1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6.06cm" svg:y="14.9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6.46cm" svg:y="14.8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3cm" svg:height="0.3cm" svg:x="24.36cm" svg:y="15.71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3cm" svg:height="0.3cm" svg:x="24.96cm" svg:y="15.51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6.46cm" svg:y="15.339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7.36cm" svg:y="15.439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6.661cm" svg:y="15.64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7.061cm" svg:y="15.72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3cm" svg:height="0.3cm" svg:x="24.06cm" svg:y="16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3cm" svg:height="0.3cm" svg:x="24.66cm" svg:y="16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6.16cm" svg:y="16.4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7.06cm" svg:y="16.3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6.361cm" svg:y="16.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6.761cm" svg:y="16.0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3cm" svg:height="0.3cm" svg:x="24.561cm" svg:y="16.81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3cm" svg:height="0.3cm" svg:x="25.161cm" svg:y="16.61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6.661cm" svg:y="16.439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7.561cm" svg:y="16.539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6.862cm" svg:y="16.74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3cm" svg:height="0.3cm" svg:x="27.262cm" svg:y="16.82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g>
          <svg:title>TexMaths</svg:title>
          <svg:desc>18§display§\p\bigl(Y \| X\, Z\, D\, I \bigr)§svg§600§TRUE§</svg:desc>
          <draw:g>
            <draw:path draw:style-name="gr35" draw:text-style-name="P14" draw:layer="layout" svg:width="0.75cm" svg:height="1.027cm" svg:x="10.715cm" svg:y="4.415cm" svg:viewBox="0 0 751 1028" svg:d="M751 270c0-153-125-270-285-270-51 0-102 12-122 35-37 34-75 68-113 102 0-44 0-89 0-133-4-1-8-3-12-4-70 27-145 47-215 55 0 13 0 26 0 39 17 0 34 0 51 0 55 0 59 12 59 101 0 230 0 459 0 688 0 86-4 98-51 102-21 1-42 3-63 4 0 13 0 26 0 39 59-4 114-4 172-4 59 0 114 0 172 4 0-13 0-26 0-39-20-1-41-3-62-4-47-4-51-16-51-102s0-172 0-258c39 24 82 36 145 36 39 0 78-8 98-24 52-34 104-68 156-102 55-35 121-175 121-265zM630 321c0 156-90 269-215 269-74 0-133-23-184-82 0-95 0-190 0-285 0-20 4-35 23-59 40-51 98-74 165-74 129 0 211 90 211 231z">
              <text:p/>
            </draw:path>
            <draw:path draw:style-name="gr35" draw:text-style-name="P14" draw:layer="layout" svg:width="0.304cm" svg:height="1.613cm" svg:x="11.717cm" svg:y="3.876cm" svg:viewBox="0 0 305 1614" svg:d="M305 1583c-156-176-180-510-180-774s8-582 180-778c-5-10-10-21-15-31-71 59-290 334-290 809s219 747 290 805c5-10 10-21 15-31z">
              <text:p/>
            </draw:path>
            <draw:path draw:style-name="gr36" draw:text-style-name="P6" draw:layer="layout" svg:width="0.852cm" svg:height="0.968cm" svg:x="12.144cm" svg:y="4.095cm" svg:viewBox="0 0 853 969" svg:d="M845 109c3-32 6-65 8-97-102 23-172 82-274 219-86 113-137 207-176 308-102-418-168-539-293-539-37 26-73 52-110 78 1 12 3 24 4 35 31-11 47-15 63-15 62 0 113 62 168 215 35 90 86 277 86 301-10 60-21 120-31 179-20 126-24 129-79 133-22 2-44 3-66 4-1 13-3 26-4 39 63-4 125-4 188-4 58 0 113 0 168 4 1-13 3-26 4-39-22-1-44-2-67-4-35-4-47-11-47-39 0-11 0-23 0-31 12-76 24-151 36-227 15-78 101-238 203-363 82-102 137-145 219-157z">
              <text:p/>
            </draw:path>
            <draw:path draw:style-name="gr35" draw:text-style-name="P14" draw:layer="layout" svg:width="0.081cm" svg:height="1.293cm" svg:x="13.443cm" svg:y="4.04cm" svg:viewBox="0 0 82 1294" svg:d="M82 1294c0-432 0-863 0-1294-27 0-55 0-82 0 0 431 0 862 0 1294 27 0 55 0 82 0z">
              <text:p/>
            </draw:path>
            <draw:path draw:style-name="gr36" draw:text-style-name="P6" draw:layer="layout" svg:width="0.977cm" svg:height="0.949cm" svg:x="14.12cm" svg:y="4.114cm" svg:viewBox="0 0 978 950" svg:d="M908 950c0-13 0-26 0-39-10-2-21-3-31-4-59-4-75-12-94-47-78-140-157-279-235-418 100-115 201-230 301-344 39-47 55-55 90-59 13-1 26-3 39-4 0-12 0-23 0-35-50 0-105 4-156 4-55 0-106-4-157-4 0 12 0 23 0 35 15 1 29 3 43 4 43 4 63 12 63 27 0 16-8 28-31 55-73 90-146 180-219 270-49-91-97-183-145-274-12-23-20-39-20-51 0-15 20-23 59-27 17-1 34-3 51-4 0-12 0-23 0-35-59 0-122 4-180 4-63 0-122-4-184-4 0 12 0 23 0 35 12 1 23 3 35 4 67 4 86 16 113 67 67 123 134 247 200 371-109 128-219 255-329 383-19 23-51 43-82 47-13 1-26 2-39 4 0 13 0 26 0 39 59-4 114-4 172-4 55 0 110 0 161 4 0-13 0-26 0-39-15-2-29-3-43-4-51-8-75-16-75-31 0-12 4-24 12-36 84-104 167-208 251-312 54 103 109 206 164 308 12 24 19 40 19 55 0 8-11 12-47 12-23 4-11 0-70 8 0 13 0 26 0 39 59-4 121-4 184-4s121 0 180 4z">
              <text:p/>
            </draw:path>
            <draw:path draw:style-name="gr36" draw:text-style-name="P6" draw:layer="layout" svg:width="0.844cm" svg:height="0.949cm" svg:x="15.467cm" svg:y="4.114cm" svg:viewBox="0 0 845 950" svg:d="M771 950c4-59 16-137 35-231-13 0-26 0-39 0-2 11-5 21-8 31-35 114-31 86-43 122-62 11-113 19-176 19-128 0-256 0-383 0 229-288 459-576 688-864 0-9 0-18 0-27-74 0-144 4-219 4-109 0-219-4-325-4-54 0-109 0-164 0 0 63-4 117-12 215 12 0 24 0 35 0 4-31 12-63 28-117 2-9 5-19 8-28 78-11 129-15 246-15 82 0 165 0 247 0-230 288-459 576-689 864 0 10 0 20 0 31 111-2 204-4 333-4 172 0 332 0 438 4z">
              <text:p/>
            </draw:path>
            <draw:path draw:style-name="gr37" draw:text-style-name="P9" draw:layer="layout" svg:width="0.977cm" svg:height="0.949cm" svg:x="16.707cm" svg:y="4.114cm" svg:viewBox="0 0 978 950" svg:d="M978 356c0-133-43-231-125-290-62-43-195-66-309-66-94 0-188 4-282 4-55 0-109-4-168-4-1 12-3 23-4 35 25 1 50 3 74 4 32 0 47 12 47 39 0 16-4 63-11 102-41 229-81 458-122 688-4 31-43 39-70 43-3 13-5 26-8 39 43-4 86-4 129-4 86 0 176 4 266 4 98 0 165-16 235-51 215-109 348-317 348-543zM849 375c0 160-51 305-144 399-75 74-173 113-294 113-59 0-125-8-219-19 0-16 0-28 8-51 43-254 86-508 129-762 55 0 105-4 160-4 247 0 360 101 360 324z">
              <text:p/>
            </draw:path>
            <draw:path draw:style-name="gr37" draw:text-style-name="P9" draw:layer="layout" svg:width="0.477cm" svg:height="0.949cm" svg:x="18.073cm" svg:y="4.114cm" svg:viewBox="0 0 478 950" svg:d="M344 950c2-13 3-26 4-39-23-2-47-3-70-4-35-4-47-12-47-39 0-12 0-24 0-32 42-243 83-487 125-730 8-51 16-63 67-67 17-1 34-3 51-4 1-12 2-23 4-35-51 0-106 4-157 4-63 0-121-4-184-4-1 12-3 23-4 35 21 1 42 3 63 4 35 0 51 12 51 35 0 12-8 75-16 106-33 198-65 396-98 594-19 121-23 129-78 133-17 1-34 2-51 4-1 13-3 26-4 39 59-4 115-4 172-4s118 0 172 4z">
              <text:p/>
            </draw:path>
            <draw:path draw:style-name="gr35" draw:text-style-name="P14" draw:layer="layout" svg:width="0.304cm" svg:height="1.613cm" svg:x="18.68cm" svg:y="3.876cm" svg:viewBox="0 0 305 1614" svg:d="M0 1583c5 10 10 21 16 31 70-58 289-330 289-805s-219-750-289-809c-6 10-11 21-16 31 172 196 176 514 176 778s-19 598-176 774z">
              <text:p/>
            </draw:path>
          </draw:g>
        </draw:g>
        <draw:g>
          <draw:frame draw:style-name="gr38" draw:text-style-name="P16" draw:layer="layout" svg:width="5.641cm" svg:height="2.156cm" svg:x="1.306cm" svg:y="1.203cm">
            <draw:text-box>
              <text:p text:style-name="P15"><text:span text:style-name="T12">predictand value</text:span></text:p>
              <text:p text:style-name="P15"><text:span text:style-name="T12">for current patient</text:span></text:p>
              <text:p text:style-name="P15"><text:span text:style-name="T12">(unknown)</text:span></text:p>
            </draw:text-box>
          </draw:frame>
          <draw:frame draw:style-name="gr39" draw:text-style-name="P16" draw:layer="layout" svg:width="5.641cm" svg:height="1.521cm" svg:x="8.779cm" svg:y="1.203cm">
            <draw:text-box>
              <text:p text:style-name="P15"><text:span text:style-name="T12">predictors’ values</text:span></text:p>
              <text:p text:style-name="P15"><text:span text:style-name="T12">for current patient</text:span></text:p>
            </draw:text-box>
          </draw:frame>
          <draw:frame draw:style-name="gr39" draw:text-style-name="P16" draw:layer="layout" svg:width="5.641cm" svg:height="1.521cm" svg:x="14.746cm" svg:y="1.203cm">
            <draw:text-box>
              <text:p text:style-name="P15"><text:span text:style-name="T12">auxiliary info</text:span></text:p>
              <text:p text:style-name="P15"><text:span text:style-name="T12">for current patient</text:span></text:p>
            </draw:text-box>
          </draw:frame>
        </draw:g>
        <draw:g>
          <draw:frame draw:style-name="gr39" draw:text-style-name="P18" draw:layer="layout" svg:width="6.899cm" svg:height="1.521cm" svg:x="15.343cm" svg:y="6.642cm">
            <draw:text-box>
              <text:p text:style-name="P17"><text:span text:style-name="T12">dataset</text:span></text:p>
              <text:p text:style-name="P17"><text:span text:style-name="T12">from previous patients</text:span></text:p>
            </draw:text-box>
          </draw:frame>
          <draw:frame draw:style-name="gr39" draw:text-style-name="P18" draw:layer="layout" svg:width="5.159cm" svg:height="1.521cm" svg:x="23.107cm" svg:y="6.642cm">
            <draw:text-box>
              <text:p text:style-name="P17"><text:span text:style-name="T12">general</text:span></text:p>
              <text:p text:style-name="P17"><text:span text:style-name="T12">background info</text:span></text:p>
            </draw:text-box>
          </draw:frame>
        </draw:g>
        <draw:line draw:style-name="gr40" draw:text-style-name="P4" draw:layer="layout" svg:x1="12.022cm" svg:y1="4.431cm" svg:x2="6.468cm" svg:y2="2.604cm">
          <text:p/>
        </draw:line>
        <draw:line draw:style-name="gr41" draw:text-style-name="P4" draw:layer="layout" svg:x1="18.332cm" svg:y1="6.699cm" svg:x2="17.513cm" svg:y2="5.187cm">
          <text:p/>
        </draw:line>
        <draw:line draw:style-name="gr41" draw:text-style-name="P4" draw:layer="layout" svg:x1="18.551cm" svg:y1="4.683cm" svg:x2="24.19cm" svg:y2="6.825cm">
          <text:p/>
        </draw:line>
        <draw:line draw:style-name="gr40" draw:text-style-name="P4" draw:layer="layout" svg:x1="14.048cm" svg:y1="3.99cm" svg:x2="12.515cm" svg:y2="2.541cm">
          <text:p/>
        </draw:line>
        <draw:line draw:style-name="gr40" draw:text-style-name="P4" draw:layer="layout" svg:x1="17.156cm" svg:y1="2.541cm" svg:x2="16.232cm" svg:y2="3.948cm">
          <text:p/>
        </draw:lin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latino LT Std" svg:font-family="'Palatino LT Std'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40" svg:d="M0 40l10-40 10 4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Ubuntu1" fo:font-family="Ubuntu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Ubuntu1" fo:font-family="Ubuntu" style:font-style-name="Regular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Ubuntu1" fo:font-family="Ubuntu" style:font-style-name="Regular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15:10:16.176530142</meta:creation-date>
    <dc:title>defaultA4L</dc:title>
    <meta:editing-duration>PT38M15S</meta:editing-duration>
    <meta:editing-cycles>15</meta:editing-cycles>
    <meta:generator>LibreOffice/7.4.2.3$Linux_X86_64 LibreOffice_project/382eef1f22670f7f4118c8c2dd222ec7ad009daf</meta:generator>
    <dc:date>2023-01-12T14:18:04.416449163</dc:date>
    <meta:document-statistic meta:object-count="341"/>
  </office:meta>
</office:document-meta>
</file>